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47cm" svg:height="8.139cm" svg:x="0.43cm" svg:y="1.3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40:32.937503596</dc:date>
    <meta:editing-duration>PT2M46S</meta:editing-duration>
    <meta:editing-cycles>16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71cm" svg:height="8.14cm" xlink:href="." xlink:type="simple" chart:class="chart:scatter" chart:style-name="ch1">
        <chart:plot-area chart:style-name="ch2" chart:data-source-has-labels="both" svg:x="0.289cm" svg:y="0.162cm" svg:width="13.893cm" svg:height="7.816cm">
          <chartooo:coordinate-region svg:x="0.831cm" svg:y="0.362cm" svg:width="13.257cm" svg:height="7.41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248689887164852">
                <text:p>-0.248689887164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25333233564299">
                <text:p>0.1253332335642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770513242775785">
                <text:p>0.770513242775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04827052466016">
                <text:p>0.904827052466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4.89982515786259E-015">
                <text:p>4.89982515786259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248689887164849">
                <text:p>-0.248689887164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587785252292477">
                <text:p>-0.5877852522924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368124552684684">
                <text:p>-0.368124552684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25333233564298">
                <text:p>-0.125333233564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125333233564295">
                <text:p>0.1253332335642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68124552684681">
                <text:p>0.3681245526846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844327925502019">
                <text:p>0.8443279255020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684547105928695">
                <text:p>0.6845471059286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481753674101711">
                <text:p>0.4817536741017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248689887164851">
                <text:p>0.2486898871648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96067283990894E-015">
                <text:p>-1.9606728399089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